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fenced open="(" close=")">
              <mrow>
                <mo stretchy="false">Δ</mo>
                <mrow>
                  <mi/>
                  <mo stretchy="false">−</mo>
                  <mi/>
                </mrow>
                <mfrac>
                  <mn>1</mn>
                  <msup>
                    <mi>c</mi>
                    <mn>2</mn>
                  </msup>
                </mfrac>
                <mi/>
                <mfrac>
                  <msup>
                    <mo stretchy="false">∂</mo>
                    <mn>2</mn>
                  </msup>
                  <mrow>
                    <mo stretchy="false">∂</mo>
                    <msup>
                      <mi>t</mi>
                      <mn>2</mn>
                    </msup>
                  </mrow>
                </mfrac>
              </mrow>
            </mfenced>
            <mstyle mathvariant="bold">
              <mrow>
                <mi>A</mi>
              </mrow>
            </mstyle>
            <mrow>
              <mi/>
              <mo stretchy="false">−</mo>
              <mi/>
            </mrow>
            <mo stretchy="false">∇</mo>
            <mfenced open="(" close=")">
              <mrow>
                <mtext>div</mtext>
                <mstyle mathvariant="bold">
                  <mrow>
                    <mi>A</mi>
                  </mrow>
                </mstyle>
                <mrow>
                  <mi/>
                  <mo stretchy="false">+</mo>
                  <mi/>
                </mrow>
                <mfrac>
                  <mn>1</mn>
                  <msup>
                    <mi>c</mi>
                    <mn>2</mn>
                  </msup>
                </mfrac>
                <mover accent="true">
                  <mo stretchy="false">ϕ</mo>
                  <mo stretchy="false">˙</mo>
                </mover>
              </mrow>
            </mfenced>
            <mrow>
              <mi/>
              <mo stretchy="false">=</mo>
              <mrow>
                <mi/>
                <mo stretchy="false">−</mo>
                <msub>
                  <mo stretchy="false">μ</mo>
                  <mn>0</mn>
                </msub>
              </mrow>
            </mrow>
            <mstyle mathvariant="bold">
              <mrow>
                <mi>j</mi>
              </mrow>
            </mstyle>
            <mi/>
            <mi>,</mi>
          </mrow>
        </mtd>
      </mtr>
      <mtr>
        <mtd>
          <mrow/>
        </mtd>
      </mtr>
      <mtr>
        <mtd>
          <mrow>
            <mfenced open="[" close="]">
              <mrow>
                <mo stretchy="false">Δ</mo>
                <mo stretchy="false">ϕ</mo>
                <mrow>
                  <mi/>
                  <mo stretchy="false">+</mo>
                  <mi/>
                </mrow>
                <mfrac>
                  <mo stretchy="false">∂</mo>
                  <mrow>
                    <mo stretchy="false">∂</mo>
                    <mi>t</mi>
                  </mrow>
                </mfrac>
                <mrow>
                  <mo stretchy="false">(</mo>
                  <mrow>
                    <mtext>div</mtext>
                    <mstyle mathvariant="bold">
                      <mrow>
                        <mi>A</mi>
                      </mrow>
                    </mstyle>
                  </mrow>
                  <mo stretchy="false">)</mo>
                </mrow>
              </mrow>
            </mfenced>
            <mrow>
              <mi/>
              <mo stretchy="false">=</mo>
              <mi/>
            </mrow>
            <mfrac>
              <mrow>
                <mrow>
                  <mo stretchy="false">−</mo>
                  <mo stretchy="false">ρ</mo>
                </mrow>
              </mrow>
              <msub>
                <mo stretchy="false">ϵ</mo>
                <mn>0</mn>
              </msub>
            </mfrac>
          </mrow>
        </mtd>
      </mtr>
    </mtable>
    <annotation encoding="StarMath 5.0">left ( %DELTA `-` 1 over c^2 ` partial^2 over {partial t^2} right ) bold A `-` nabla left ( "div" bold A `+` 1 over c^2 dot %iphi right ) `=` - %mu _0 bold j `, newline newline
left [ %DELTA %iphi `+` partial over {partial t} ("div" bold A) right ] `=` {- %irho} over %epsilon _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2T17:00:51.938000000</meta:creation-date>
    <meta:generator>LibreOffice/4.1.4.2$Windows_x86 LibreOffice_project/0a0440ccc0227ad9829de5f46be37cfb6edcf72</meta:generator>
  </office:meta>
</office:document-meta>
</file>